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4" style:family="graphic" style:parent-style-name="standard">
      <style:graphic-properties draw:fill="solid" draw:fill-color="#e0c2cd" draw:textarea-horizontal-align="justify" draw:textarea-vertical-align="middle" draw:auto-grow-height="false" fo:min-height="2.715cm" fo:min-width="2.7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403cm"/>
      <style:paragraph-properties style:writing-mode="lr-tb"/>
    </style:style>
    <style:style style:name="gr7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442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0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e0c2c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solid" draw:fill-color="#dde8cb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style:text-position="0% 100%" style:font-name="Liberation Sans" style:font-name-asian="Liberation Sans2" style:font-name-complex="Liberation Sans2"/>
    </style:style>
    <style:style style:name="T6" style:family="text">
      <style:text-properties style:text-position="-33% 58%" style:font-name="Liberation Sans" style:font-name-asian="Liberation Sans2" style:font-name-complex="Liberation Sans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4.0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4.3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175cm" svg:height="3.048cm" svg:x="4.643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403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6.543cm" svg:height="5.988cm" svg:x="0.635cm" svg:y="16.438cm">
          <draw:text-box>
            <text:list text:style-name="L1">
              <text:list-header>
                <text:p text:style-name="P3"><text:span text:style-name="T1">8.) Updated O</text:span><text:span text:style-name="T2">i</text:span><text:span text:style-name="T1"> (from all modules) are reported to the co-proc at each time step (not depicted).</text:span></text:p>
                <text:p text:style-name="P3"><text:span text:style-name="T1">9.) Loss is calculated on the whole trace O</text:span><text:span text:style-name="T2">3</text:span><text:span text:style-name="T1">(t) at the end of the trial, relative to the healthy O</text:span><text:span text:style-name="T2">3</text:span><text:span text:style-name="T3"> (module 3 only)</text:span><text:span text:style-name="T1">. As a result of this, and the observational barrier, the co-processor will be estimating a policy relating O</text:span><text:span text:style-name="T2">i</text:span><text:span text:style-name="T1"> to </text:span><text:span text:style-name="T4">θ</text:span><text:span text:style-name="T5">. If the co-processor uses an RNN, or any sort of deep-RL model, it will be learning the effect of stimulation, as well as brain dynamics, indirectly, by observing transitions in the O</text:span><text:span text:style-name="T6">i</text:span><text:span text:style-name="T5"> values.</text:span></text:p>
              </text:list-header>
            </text:list>
          </draw:text-box>
        </draw:frame>
        <draw:custom-shape draw:style-name="gr4" draw:text-style-name="P6" xml:id="id1" draw:id="id1" draw:layer="layout" svg:width="4.572cm" svg:height="4.191cm" svg:x="12.241cm" svg:y="-1.367cm">
          <text:p text:style-name="P5">Co-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xml:id="id2" draw:id="id2" draw:layer="layout" svg:width="1.17cm" svg:height="1.114cm" svg:x="5.796cm" svg:y="4.728cm">
          <draw:text-box>
            <text:p text:style-name="P3"><text:span text:style-name="T4">θ</text:span><text:span text:style-name="T6">0</text:span></text:p>
          </draw:text-box>
        </draw:frame>
        <draw:frame draw:style-name="gr6" draw:text-style-name="P4" xml:id="id3" draw:id="id3" draw:layer="layout" svg:width="1.903cm" svg:height="1.114cm" svg:x="5.458cm" svg:y="8.594cm">
          <draw:text-box>
            <text:p><text:span text:style-name="T1">S(</text:span><text:span text:style-name="T4">θ</text:span><text:span text:style-name="T6">0</text:span><text:span text:style-name="T7">)</text:span></text:p>
          </draw:text-box>
        </draw:frame>
        <draw:custom-shape draw:style-name="gr7" draw:text-style-name="P8" draw:layer="layout" svg:width="0.635cm" svg:height="0.381cm" svg:x="6.424cm" svg:y="12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381cm" svg:x="5.124cm" svg:y="1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318cm" svg:x="6.924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381cm" svg:x="5.524cm" svg:y="1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6.551cm" svg:y1="9.504cm" svg:x2="5.408cm" svg:y2="13.06cm">
          <text:p/>
        </draw:line>
        <draw:line draw:style-name="gr9" draw:text-style-name="P9" draw:layer="layout" svg:x1="6.805cm" svg:y1="12.552cm" svg:x2="6.551cm" svg:y2="9.504cm">
          <text:p/>
        </draw:line>
        <draw:line draw:style-name="gr9" draw:text-style-name="P9" draw:layer="layout" svg:x1="5.916cm" svg:y1="14.076cm" svg:x2="6.551cm" svg:y2="9.504cm">
          <text:p/>
        </draw:line>
        <draw:line draw:style-name="gr9" draw:text-style-name="P9" draw:layer="layout" svg:x1="7.313cm" svg:y1="13.568cm" svg:x2="6.551cm" svg:y2="9.504cm">
          <text:p/>
        </draw:line>
        <draw:connector draw:style-name="gr10" draw:text-style-name="P9" draw:layer="layout" draw:type="line" svg:x1="12.241cm" svg:y1="0.729cm" svg:x2="6.381cm" svg:y2="4.728cm" draw:start-shape="id1" draw:start-glue-point="6" draw:end-shape="id2" draw:end-glue-point="0" svg:d="M12241 729l-5860 3999" svg:viewBox="0 0 5861 4000">
          <text:p/>
        </draw:connector>
        <draw:connector draw:style-name="gr10" draw:text-style-name="P9" draw:layer="layout" draw:type="line" svg:x1="6.381cm" svg:y1="5.842cm" svg:x2="6.409cm" svg:y2="8.594cm" draw:start-shape="id2" draw:start-glue-point="2" draw:end-shape="id3" draw:end-glue-point="0" svg:d="M6381 5842l28 2752" svg:viewBox="0 0 29 2753">
          <text:p/>
        </draw:connector>
        <draw:frame draw:style-name="gr11" draw:text-style-name="P4" xml:id="id8" draw:id="id8" draw:layer="layout" svg:width="1.942cm" svg:height="1.114cm" svg:x="20.25cm" svg:y="0.178cm">
          <draw:text-box>
            <text:p>Loss<text:span text:style-name="T8">t</text:span></text:p>
          </draw:text-box>
        </draw:frame>
        <draw:line draw:style-name="gr12" draw:text-style-name="P9" draw:layer="layout" svg:x1="1.055cm" svg:y1="7.848cm" svg:x2="26.582cm" svg:y2="7.848cm">
          <text:p/>
        </draw:line>
        <draw:frame draw:style-name="gr13" draw:text-style-name="P4" draw:layer="layout" svg:width="4.409cm" svg:height="1.673cm" svg:x="22.315cm" svg:y="6.162cm">
          <draw:text-box>
            <text:p>Observational</text:p>
            <text:p>barrier</text:p>
          </draw:text-box>
        </draw:frame>
        <draw:custom-shape draw:style-name="gr1" draw:text-style-name="P1" draw:layer="layout" svg:width="3.175cm" svg:height="3.048cm" svg:x="12.44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2.7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175cm" svg:height="3.048cm" svg:x="13.0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3.533cm" svg:height="1.673cm" svg:x="8.511cm" svg:y="12.627cm">
          <draw:text-box>
            <text:p>Brain state</text:p>
            <text:p>transition</text:p>
          </draw:text-box>
        </draw:frame>
        <draw:connector draw:style-name="gr10" draw:text-style-name="P9" draw:layer="layout" draw:type="line" svg:x1="7.818cm" svg:y1="13.426cm" svg:x2="13.043cm" svg:y2="13.428cm" draw:start-shape="id4" draw:start-glue-point="10" draw:end-shape="id5" draw:end-glue-point="6" svg:d="M7818 13426l5225 2" svg:viewBox="0 0 5226 3">
          <text:p/>
        </draw:connector>
        <draw:frame draw:style-name="gr15" draw:text-style-name="P4" draw:layer="layout" svg:width="2.424cm" svg:height="0.962cm" svg:x="4.755cm" svg:y="15.221cm">
          <draw:text-box>
            <text:p>time=0</text:p>
          </draw:text-box>
        </draw:frame>
        <draw:frame draw:style-name="gr16" draw:text-style-name="P4" draw:layer="layout" svg:width="2.974cm" svg:height="0.962cm" svg:x="12.755cm" svg:y="15.221cm">
          <draw:text-box>
            <text:p>time=1</text:p>
          </draw:text-box>
        </draw:frame>
        <draw:frame draw:style-name="gr17" draw:text-style-name="P4" xml:id="id7" draw:id="id7" draw:layer="layout" svg:width="4.384cm" svg:height="1.114cm" svg:x="19.066cm" svg:y="4.35cm">
          <draw:text-box>
            <text:p>O(R<text:span text:style-name="T8">3</text:span><text:span text:style-name="T9">(t))</text:span><text:span text:style-name="T8">actual</text:span></text:p>
          </draw:text-box>
        </draw:frame>
        <draw:connector draw:style-name="gr10" draw:text-style-name="P9" draw:layer="layout" draw:type="line" svg:x1="21.331cm" svg:y1="11.904cm" svg:x2="21.258cm" svg:y2="5.464cm" draw:start-shape="id6" draw:start-glue-point="4" draw:end-shape="id7" draw:end-glue-point="2" svg:d="M21331 11904l-73-6440" svg:viewBox="0 0 74 6441">
          <text:p/>
        </draw:connector>
        <draw:connector draw:style-name="gr10" draw:text-style-name="P9" draw:layer="layout" draw:type="line" svg:x1="21.258cm" svg:y1="4.35cm" svg:x2="21.221cm" svg:y2="1.292cm" draw:start-shape="id7" draw:start-glue-point="0" draw:end-shape="id8" draw:end-glue-point="2" svg:d="M21258 4350l-37-3058" svg:viewBox="0 0 38 3059">
          <text:p/>
        </draw:connector>
        <draw:connector draw:style-name="gr10" draw:text-style-name="P9" draw:layer="layout" draw:type="line" svg:x1="20.25cm" svg:y1="0.735cm" svg:x2="16.813cm" svg:y2="0.729cm" draw:start-shape="id8" draw:start-glue-point="3" draw:end-shape="id1" draw:end-glue-point="10" svg:d="M20250 735l-3437-6" svg:viewBox="0 0 3438 7">
          <text:p/>
        </draw:connector>
        <draw:frame draw:style-name="gr18" draw:text-style-name="P4" xml:id="id9" draw:id="id9" draw:layer="layout" svg:width="4.587cm" svg:height="1.114cm" svg:x="22.966cm" svg:y="0.15cm">
          <draw:text-box>
            <text:p>O(R<text:span text:style-name="T8">3</text:span><text:span text:style-name="T9">(t))</text:span><text:span text:style-name="T8">healthy</text:span></text:p>
          </draw:text-box>
        </draw:frame>
        <draw:connector draw:style-name="gr10" draw:text-style-name="P9" draw:layer="layout" draw:type="line" svg:x1="22.966cm" svg:y1="0.707cm" svg:x2="22.192cm" svg:y2="0.735cm" draw:start-shape="id9" draw:start-glue-point="3" draw:end-shape="id8" draw:end-glue-point="1" svg:d="M22966 707l-774 28" svg:viewBox="0 0 775 29">
          <text:p/>
        </draw:connector>
        <draw:custom-shape draw:style-name="gr1" draw:text-style-name="P1" draw:layer="layout" svg:width="3.175cm" svg:height="3.048cm" svg:x="19.14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9.4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175cm" svg:height="3.048cm" svg:x="19.74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2.974cm" svg:height="0.962cm" svg:x="19.455cm" svg:y="15.221cm">
          <draw:text-box>
            <text:p>time=T</text:p>
          </draw:text-box>
        </draw:frame>
        <draw:connector draw:style-name="gr10" draw:text-style-name="P9" draw:layer="layout" draw:type="line" svg:x1="16.218cm" svg:y1="13.428cm" svg:x2="19.743cm" svg:y2="13.428cm" draw:start-shape="id5" draw:start-glue-point="10" draw:end-shape="id6" draw:end-glue-point="6" svg:d="M16218 13428h3525" svg:viewBox="0 0 3526 1">
          <text:p/>
        </draw:connector>
        <draw:frame draw:style-name="gr6" draw:text-style-name="P4" xml:id="id11" draw:id="id11" draw:layer="layout" svg:width="1.903cm" svg:height="1.114cm" svg:x="13.658cm" svg:y="8.494cm">
          <draw:text-box>
            <text:p><text:span text:style-name="T1">S(</text:span><text:span text:style-name="T4">θ</text:span><text:span text:style-name="T6">1</text:span><text:span text:style-name="T7">)</text:span></text:p>
          </draw:text-box>
        </draw:frame>
        <draw:frame draw:style-name="gr5" draw:text-style-name="P7" xml:id="id10" draw:id="id10" draw:layer="layout" svg:width="1.17cm" svg:height="1.114cm" svg:x="13.996cm" svg:y="4.728cm">
          <draw:text-box>
            <text:p text:style-name="P3"><text:span text:style-name="T4">θ</text:span><text:span text:style-name="T6">1</text:span></text:p>
          </draw:text-box>
        </draw:frame>
        <draw:frame draw:style-name="gr19" draw:text-style-name="P4" draw:layer="layout" svg:width="1.137cm" svg:height="0.962cm" svg:x="17.353cm" svg:y="12.573cm">
          <draw:text-box>
            <text:p><text:span text:style-name="T4">…</text:span></text:p>
          </draw:text-box>
        </draw:frame>
        <draw:connector draw:style-name="gr10" draw:text-style-name="P9" draw:layer="layout" draw:type="line" svg:x1="14.527cm" svg:y1="2.824cm" svg:x2="14.581cm" svg:y2="4.728cm" draw:start-shape="id1" draw:start-glue-point="8" draw:end-shape="id10" draw:end-glue-point="0" svg:d="M14527 2824l54 1904" svg:viewBox="0 0 55 1905">
          <text:p/>
        </draw:connector>
        <draw:connector draw:style-name="gr10" draw:text-style-name="P9" draw:layer="layout" draw:type="line" svg:x1="14.581cm" svg:y1="5.842cm" svg:x2="14.609cm" svg:y2="8.494cm" draw:start-shape="id10" draw:start-glue-point="2" draw:end-shape="id11" draw:end-glue-point="0" svg:d="M14581 5842l28 2652" svg:viewBox="0 0 29 2653">
          <text:p/>
        </draw:connector>
        <draw:connector draw:style-name="gr10" draw:text-style-name="P9" draw:layer="layout" draw:type="line" svg:x1="14.609cm" svg:y1="9.608cm" svg:x2="14.631cm" svg:y2="11.904cm" draw:start-shape="id11" draw:start-glue-point="2" draw:end-shape="id5" draw:end-glue-point="4" svg:d="M14609 9608l22 2296" svg:viewBox="0 0 23 22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6T22:05:28.923051461</dc:date>
    <meta:editing-duration>PT1H15M57S</meta:editing-duration>
    <meta:editing-cycles>19</meta:editing-cycles>
    <meta:generator>LibreOffice/6.4.7.2$Linux_X86_64 LibreOffice_project/40$Build-2</meta:generator>
    <meta:document-statistic meta:object-count="45"/>
  </office:meta>
</office:document-meta>
</file>